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20000002AFF4197A66BFFEBCA7.png" manifest:media-type="image/png"/>
  <manifest:file-entry manifest:full-path="Pictures/100002010000020000000200593F3A07193E43EC.png" manifest:media-type="image/png"/>
  <manifest:file-entry manifest:full-path="Pictures/100002010000015E000000EA5197256290E2CF56.png" manifest:media-type="image/png"/>
  <manifest:file-entry manifest:full-path="Pictures/10000201000003C00000024123C56ACAF8F3E6A1.png" manifest:media-type="image/png"/>
  <manifest:file-entry manifest:full-path="Pictures/10000201000000FA000000FA5542C3A8C1A035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ababa" draw:textarea-horizontal-align="justify" draw:textarea-vertical-align="middle" draw:auto-grow-height="false" fo:min-height="13.25cm" fo:min-width="14.1cm"/>
    </style:style>
    <style:style style:name="gr2" style:family="graphic" style:parent-style-name="standard">
      <style:graphic-properties draw:fill="solid" draw:fill-color="#939393" draw:textarea-horizontal-align="justify" draw:textarea-vertical-align="middle" draw:auto-grow-height="false" fo:min-height="3.25cm" fo:min-width="3.4cm"/>
    </style:style>
    <style:style style:name="gr3" style:family="graphic" style:parent-style-name="standard">
      <style:graphic-properties draw:fill="solid" draw:fill-color="#bababa" draw:textarea-horizontal-align="justify" draw:textarea-vertical-align="middle" draw:auto-grow-height="false" fo:min-height="0.75cm" fo:min-width="1.2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bababa"/>
      <style:paragraph-properties fo:text-align="center"/>
    </style:style>
    <style:style style:name="P2" style:family="paragraph">
      <loext:graphic-properties draw:fill="solid" draw:fill-color="#939393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4.6cm" svg:height="13.5cm" svg:x="1.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3.5cm" svg:x="2.4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3.5cm" svg:x="7.1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3.5cm" svg:x="11.6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3.5cm" svg:x="2.4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3.5cm" svg:x="2.4cm" svg:y="1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3.5cm" svg:x="7.1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3.5cm" svg:x="11.6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3.5cm" svg:x="11.7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3.5cm" svg:x="7.1cm" svg:y="1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cm" svg:height="1cm" svg:x="1.7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cm" svg:height="1cm" svg:x="14.6cm" svg:y="1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038cm" svg:height="2.7cm" svg:x="11.562cm" svg:y="6.1cm">
          <draw:image xlink:href="Pictures/100002010000015E000000EA5197256290E2CF56.png" xlink:type="simple" xlink:show="embed" xlink:actuate="onLoad" loext:mime-type="image/png">
            <text:p/>
          </draw:image>
        </draw:frame>
        <draw:frame draw:style-name="gr4" draw:text-style-name="P3" draw:layer="layout" svg:width="3.043cm" svg:height="3.043cm" svg:x="2.8cm" svg:y="13.7cm">
          <draw:image xlink:href="Pictures/10000201000000FA000000FA5542C3A8C1A035D7.png" xlink:type="simple" xlink:show="embed" xlink:actuate="onLoad" loext:mime-type="image/png">
            <text:p/>
          </draw:image>
        </draw:frame>
        <draw:frame draw:style-name="gr4" draw:text-style-name="P3" draw:layer="layout" svg:width="4.846cm" svg:height="4.846cm" svg:x="1.854cm" svg:y="8.854cm">
          <draw:image xlink:href="Pictures/100002010000020000000200593F3A07193E43EC.png" xlink:type="simple" xlink:show="embed" xlink:actuate="onLoad" loext:mime-type="image/png">
            <text:p/>
          </draw:image>
        </draw:frame>
        <draw:frame draw:style-name="gr4" draw:text-style-name="P3" draw:layer="layout" svg:width="3.328cm" svg:height="2cm" svg:x="7.472cm" svg:y="10.8cm">
          <draw:image xlink:href="Pictures/10000201000003C00000024123C56ACAF8F3E6A1.png" xlink:type="simple" xlink:show="embed" xlink:actuate="onLoad" loext:mime-type="image/png">
            <text:p/>
          </draw:image>
        </draw:frame>
        <draw:frame draw:style-name="gr4" draw:text-style-name="P3" draw:layer="layout" svg:width="2.672cm" svg:height="2.295cm" svg:x="6.5cm" svg:y="9.6cm">
          <draw:image xlink:href="Pictures/1000020100000320000002AFF4197A66BFFEBCA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22T11:18:04.364354678</meta:creation-date>
    <dc:date>2021-01-26T10:10:47.393240496</dc:date>
    <meta:editing-duration>PT8M36S</meta:editing-duration>
    <meta:editing-cycles>3</meta:editing-cycles>
    <meta:generator>LibreOffice/6.3.5.2$Linux_X86_64 LibreOffice_project/30$Build-2</meta:generator>
    <meta:document-statistic meta:object-count="17"/>
  </office:meta>
</office:document-meta>
</file>